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Heuristique</text:p>
          </table:table-cell>
          <table:table-cell table:number-columns-repeated="51"/>
          <table:table-cell office:value-type="string" calcext:value-type="string">
            <text:p>Tota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table:formula="of:=SUM([.B2:.AZ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3:.AZ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formula="of:=SUM([.B4:.AZ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table:formula="of:=SUM([.B5:.AZ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formula="of:=SUM([.B6:.AZ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7:.AZ7])" office:value-type="float" office:value="17" calcext:value-type="float">
            <text:p>17</text:p>
          </table:table-cell>
        </table:table-row>
        <table:table-row table:style-name="ro1">
          <table:table-cell table:number-columns-repeated="52"/>
          <table:table-cell table:formula="of:=SUM([.BA2:.BA7])"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00:54:42.082000000</meta:creation-date>
    <dc:date>2017-04-24T04:08:46.870000000</dc:date>
    <meta:editing-duration>PT1H43M34S</meta:editing-duration>
    <meta:editing-cycles>1</meta:editing-cycles>
    <meta:document-statistic meta:table-count="1" meta:cell-count="90" meta:object-count="0"/>
    <meta:generator>LibreOffice/5.1.5.2$Windows_x86 LibreOffice_project/7a864d8825610a8c07cfc3bc01dd4fce6a9447e5</meta:generator>
  </office:meta>
</office:document-meta>
</file>